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lveCommandImpl.getShor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CommandImpl.ge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Command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CommandImpl.ResolveCommandImpl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CommandImpl.execute( String s , PrintStream out , PrintStream er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46">
            <text:p text:style-name="Table_20_Contents">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